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4.99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42.21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65mm"/>
    </style:style>
    <style:style style:name="co30" style:family="table-column">
      <style:table-column-properties fo:break-before="auto" style:column-width="11.5mm"/>
    </style:style>
    <style:style style:name="co31" style:family="table-column">
      <style:table-column-properties fo:break-before="auto" style:column-width="16mm"/>
    </style:style>
    <style:style style:name="co32" style:family="table-column">
      <style:table-column-properties fo:break-before="auto" style:column-width="32.6mm"/>
    </style:style>
    <style:style style:name="co33" style:family="table-column">
      <style:table-column-properties fo:break-before="auto" style:column-width="32mm"/>
    </style:style>
    <style:style style:name="co34" style:family="table-column">
      <style:table-column-properties fo:break-before="auto" style:column-width="34.01mm"/>
    </style:style>
    <style:style style:name="co35" style:family="table-column">
      <style:table-column-properties fo:break-before="auto" style:column-width="22.51mm"/>
    </style:style>
    <style:style style:name="co36" style:family="table-column">
      <style:table-column-properties fo:break-before="auto" style:column-width="99.4mm"/>
    </style:style>
    <style:style style:name="co37" style:family="table-column">
      <style:table-column-properties fo:break-before="auto" style:column-width="27.01mm"/>
    </style:style>
    <style:style style:name="co38" style:family="table-column">
      <style:table-column-properties fo:break-before="auto" style:column-width="4.99mm"/>
    </style:style>
    <style:style style:name="co39" style:family="table-column">
      <style:table-column-properties fo:break-before="auto" style:column-width="14.01mm"/>
    </style:style>
    <style:style style:name="co40" style:family="table-column">
      <style:table-column-properties fo:break-before="auto" style:column-width="99.99mm"/>
    </style:style>
    <style:style style:name="co41" style:family="table-column">
      <style:table-column-properties fo:break-before="auto" style:column-width="17mm"/>
    </style:style>
    <style:style style:name="co42" style:family="table-column">
      <style:table-column-properties fo:break-before="auto" style:column-width="83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6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27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28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31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style-name="ce25"/>
          <table:covered-table-cell table:number-columns-repeated="2"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5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2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3" table:default-cell-style-name="ce110"/>
        <table:table-column table:style-name="co1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2" office:value-type="string" calcext:value-type="string" table:number-columns-spanned="10" table:number-rows-spanned="1">
            <text:p><text:span text:style-name="T5">IA.</text:span> NABOŻEŃSTWO<text:span text:style-name="T6"> IX PIERWSZYCH PIĄTKÓW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 table:number-columns-spanned="15" table:number-rows-spanned="1">
            <text:p><text:span text:style-name="T5">IB.</text:span> NABOŻEŃSTWO<text:span text:style-name="T6"> V PIERWSZYCH SOBÓT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1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1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C+D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2" office:value-type="string" calcext:value-type="string" table:number-columns-spanned="10" table:number-rows-spanned="1">
            <text:p><text:span text:style-name="T5">IC.</text:span> NABOŻEŃSTWO<text:span text:style-name="T6"> DROGI KRZYŻOWEJ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2" office:value-type="string" calcext:value-type="string" table:number-columns-spanned="15" table:number-rows-spanned="1">
            <text:p><text:span text:style-name="T5">ID.</text:span> NABOŻEŃSTWO<text:span text:style-name="T6"> GORZKICH ŻALÓW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1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38"/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3" table:number-columns-spanned="15" table:number-rows-spanned="4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1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K. <text:span text:style-name="T7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0"/>
        <table:table-column table:style-name="co2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41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0" table:number-columns-spanned="7" table:number-rows-spanned="1"/>
          <table:covered-table-cell table:style-name="ce31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0" table:default-cell-style-name="ce110"/>
        <table:table-column table:style-name="co12" table:default-cell-style-name="ce110"/>
        <table:table-column table:style-name="co3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LICZBA</text:p>
            <text:p>ZMARŁYCH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2" table:default-cell-style-name="ce110"/>
        <table:table-column table:style-name="co21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CZĘŚCI ADORACJI (15 MIN.)</text:p>
            <text:p><text:span text:style-name="T10">CHWAŁA NA WYSOKOŚCI (C)</text:span></text:p>
            <text:p><text:span text:style-name="T10">MODLITWA DO PATRONA (M)</text:span></text:p>
          </table:table-cell>
          <table:covered-table-cell table:style-name="ce111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9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9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110"/>
        <table:table-column table:style-name="co2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9 DNI</text:p>
            <text:p>NOWENNY</text:p>
            <text:p>I MSZA ŚW.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3" table:default-cell-style-name="ce110"/>
        <table:table-column table:style-name="co32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4" table:default-cell-style-name="ce110"/>
        <table:table-column table:style-name="co12" table:default-cell-style-name="ce110"/>
        <table:table-column table:style-name="co35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RUGA</text:p>
            <text:p>OSOB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110"/>
        <table:table-column table:style-name="co7" table:default-cell-style-name="ce110"/>
        <table:table-column table:style-name="co36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7" table:default-cell-style-name="ce110"/>
        <table:table-column table:style-name="co32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default-cell-style-name="ce110"/>
        <table:table-column table:style-name="co38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3"/>
          <table:covered-table-cell table:style-name="ce6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1" table:number-columns-spanned="2" table:number-rows-spanned="1"/>
          <table:covered-table-cell table:style-name="ce31"/>
          <table:table-cell table:style-name="ce31"/>
          <table:table-cell table:style-name="ce31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1">YB. </text:span><text:span text:style-name="T12">OSIĄGNIĘCIE:</text:span><text:span text:style-name="T13"> </text:span><text:span text:style-name="T14">PATRONI IMION MOICH NAJBLIŻSZYCH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C. </text:span><text:span text:style-name="T14">OSIĄGNIĘCIE:</text:span><text:span text:style-name="T13"> </text:span><text:span text:style-name="T15">APOSTOŁOWI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9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D. </text:span><text:span text:style-name="T14">OSIĄGNIĘCIE:</text:span><text:span text:style-name="T13"> </text:span><text:span text:style-name="T15">ŚWIĘTA RODZIN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E. </text:span><text:span text:style-name="T14">OSIĄGNIĘCIE:</text:span><text:span text:style-name="T13"> </text:span><text:span text:style-name="T15">EWANGELIŚCI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style-name="ce15"/>
          <table:covered-table-cell table:number-columns-repeated="2" table:style-name="ce26"/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F. </text:span><text:span text:style-name="T14">OSIĄGNIĘCIE:</text:span><text:span text:style-name="T13"> </text:span><text:span text:style-name="T15">ANIOŁOWIE</text:span></text:p>
          </table:table-cell>
          <table:covered-table-cell table:style-name="ce3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9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G. </text:span><text:span text:style-name="T14">OSIĄGNIĘCIE:</text:span><text:span text:style-name="T13"> </text:span><text:span text:style-name="T16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7" calcext:value-type="float">
            <text:p>156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0" calcext:value-type="float">
            <text:p>17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2" calcext:value-type="float">
            <text:p>17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9" calcext:value-type="float">
            <text:p>172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54" calcext:value-type="float">
            <text:p>1754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28" calcext:value-type="float">
            <text:p>182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30" calcext:value-type="float">
            <text:p>183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G. </text:span><text:span text:style-name="T14">OSIĄGNIĘCIE:</text:span><text:span text:style-name="T13"> </text:span><text:span text:style-name="T16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51" calcext:value-type="float">
            <text:p>185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1" calcext:value-type="float">
            <text:p>187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7" calcext:value-type="float">
            <text:p>187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0" calcext:value-type="float">
            <text:p>189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9" calcext:value-type="float">
            <text:p>189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0" calcext:value-type="float">
            <text:p>19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5" calcext:value-type="float">
            <text:p>192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6" calcext:value-type="float">
            <text:p>192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46" calcext:value-type="float">
            <text:p>194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59" calcext:value-type="float">
            <text:p>195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G. </text:span><text:span text:style-name="T14">OSIĄGNIĘCIE:</text:span><text:span text:style-name="T13"> </text:span><text:span text:style-name="T16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97" calcext:value-type="float">
            <text:p>199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5" calcext:value-type="float">
            <text:p>201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22" calcext:value-type="float">
            <text:p>20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9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1">YH. </text:span><text:span text:style-name="T14">OSIĄGNIĘCIE:</text:span><text:span text:style-name="T13"> </text:span><text:span text:style-name="T15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2" calcext:value-type="float">
            <text:p>92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3" calcext:value-type="float">
            <text:p>93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4" calcext:value-type="float">
            <text:p>94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5" calcext:value-type="float">
            <text:p>95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6" calcext:value-type="float">
            <text:p>96</text:p>
          </table:table-cell>
          <table:table-cell table:style-name="ce31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110"/>
        <table:table-column table:style-name="co7" table:default-cell-style-name="ce110"/>
        <table:table-column table:style-name="co36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7" table:default-cell-style-name="ce110"/>
        <table:table-column table:style-name="co32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1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110"/>
        <table:table-column table:style-name="co1" table:default-cell-style-name="ce110"/>
        <table:table-column table:style-name="co4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1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110"/>
        <table:table-column table:style-name="co1" table:default-cell-style-name="ce110"/>
        <table:table-column table:style-name="co41" table:default-cell-style-name="ce110"/>
        <table:table-column table:style-name="co42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1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1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1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110"/>
        <table:table-column table:style-name="co1" table:default-cell-style-name="ce110"/>
        <table:table-column table:style-name="co4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1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-</text:p>
            <text:p>LITWA</text:p>
          </table:table-cell>
          <table:table-cell table:style-name="ce111" office:value-type="string" calcext:value-type="string">
            <text:p>POGRZEB</text:p>
            <text:p>☑ / ☒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1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.00.0000</text:date>, <text:time style:data-style-name="N2" text:time-value="11:21:18.90624767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4-13T12:25:54.727821352</dc:date>
    <dc:creator>Andrzej Precz</dc:creator>
    <meta:editing-duration>P1DT2H55M35S</meta:editing-duration>
    <meta:editing-cycles>508</meta:editing-cycles>
    <meta:document-statistic meta:table-count="36" meta:cell-count="1492" meta:object-count="0"/>
  </office:meta>
</office:document-meta>
</file>